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OleObj17" manifest:media-type="application/octet-stream"/>
  <manifest:file-entry manifest:full-path="OleObj18" manifest:media-type="application/octet-stream"/>
  <manifest:file-entry manifest:full-path="OleObj19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4.00pt" fo:font-weight="normal" fo:font-family="新細明體" style:font-family-asian="新細明體" style:font-family-complex="新細明體" fo:background-color="transparent" style:use-window-font-color="true"/>
    </style:style>
    <style:style style:name="T4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6.00pt" fo:font-weight="normal" fo:font-family="新細明體" style:font-family-asian="新細明體" style:font-family-complex="新細明體" fo:background-color="transparent" style:use-window-font-color="true"/>
    </style:style>
    <style:style style:name="T8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1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00.00%" fo:text-align="left" fo:margin-bottom="10.00pt"/>
    </style:style>
    <style:style style:name="P10" style:family="paragraph">
      <style:paragraph-properties fo:line-height="115.00%" fo:text-align="left" fo:margin-bottom="10.00pt"/>
    </style:style>
    <style:style style:name="P11" style:family="paragraph">
      <style:paragraph-properties fo:line-height="100.00%" fo:text-align="left" fo:margin-bottom="10.00pt"/>
    </style:style>
    <style:style style:name="P12" style:family="paragraph">
      <style:paragraph-properties fo:line-height="115.00%" fo:text-align="left" fo:margin-bottom="10.00pt"/>
    </style:style>
    <style:style style:name="P13" style:family="paragraph">
      <style:paragraph-properties fo:line-height="100.00%" fo:text-align="left" fo:margin-bottom="10.00pt"/>
    </style:style>
    <style:style style:name="P1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Histogram &amp; Prefixsum</text:span></text:p>
      <text:p text:style-name="P2"><text:span text:style-name="T2">Prefixsum:</text:span></text:p>
      <text:p text:style-name="P2"><text:span text:style-name="T3">每個output就是除了加對應到的input之外，還要將前面的加起來</text:span><text:span text:style-name="T4"/></text:p>
      <text:p text:style-name="P2"><text:span text:style-name="T5">C-sim/Synthesis/Cosim</text:span></text:p>
      <text:p text:style-name="P2"><text:span text:style-name="T5">Original:</text:span></text:p>
      <text:p text:style-name="P2"><text:span text:style-name="T5">C-sim:</text:span></text:p>
      <text:p text:style-name="P3"><draw:frame text:anchor-type="as-char" svg:width="119.33mm" svg:height="29.10mm" style:rel-width="scale" style:rel-height="scale"><draw:object-ole xlink:href="OleObj1"/><draw:image xlink:href="ObjectReplacements/OleObj1"/></draw:frame><text:span text:style-name="T5"/></text:p>
      <text:p text:style-name="P4"><text:span text:style-name="T5">Synthesis:</text:span></text:p>
      <text:p text:style-name="P5"><draw:frame text:anchor-type="as-char" svg:width="111.13mm" svg:height="134.14mm" style:rel-width="scale" style:rel-height="scale"><draw:object-ole xlink:href="OleObj2"/><draw:image xlink:href="ObjectReplacements/OleObj2"/></draw:frame><text:span text:style-name="T5"/></text:p>
      <text:p text:style-name="P6"><text:span text:style-name="T5">Cosim:</text:span></text:p>
      <text:p text:style-name="P7"><draw:frame text:anchor-type="as-char" svg:width="130.18mm" svg:height="41.28mm" style:rel-width="scale" style:rel-height="scale"><draw:object-ole xlink:href="OleObj3"/><draw:image xlink:href="ObjectReplacements/OleObj3"/></draw:frame><text:span text:style-name="T5"/></text:p>
      <text:p text:style-name="P7"><text:span text:style-name="T5">First, I want to break the dependency between out[i] and out[i-1].</text:span></text:p>
      <text:p text:style-name="P7"><text:span text:style-name="T5">So that I can do more optimizations like unroll.</text:span></text:p>
      <text:p text:style-name="P7"><draw:frame text:anchor-type="as-char" svg:width="85.99mm" svg:height="32.81mm" style:rel-width="scale" style:rel-height="scale"><draw:object-ole xlink:href="OleObj4"/><draw:image xlink:href="ObjectReplacements/OleObj4"/></draw:frame><text:span text:style-name="T5"/></text:p>
      <text:p text:style-name="P7"><text:span text:style-name="T5">I use an integer to accumulate the value, so that every out[i] can be directly counted.</text:span></text:p>
      <text:p text:style-name="P7"><text:span text:style-name="T5">Then, I unroll the loop and do the array partition</text:span></text:p>
      <text:p text:style-name="P7"><text:span text:style-name="T5">Systhesis result:</text:span></text:p>
      <text:p text:style-name="P7"><draw:frame text:anchor-type="as-char" svg:width="110.33mm" svg:height="133.35mm" style:rel-width="scale" style:rel-height="scale"><draw:object-ole xlink:href="OleObj5"/><draw:image xlink:href="ObjectReplacements/OleObj5"/></draw:frame><text:span text:style-name="T5"/></text:p>
      <text:p text:style-name="P7"><text:span text:style-name="T5">Next, the necessary pipeline for the loop</text:span></text:p>
      <text:p text:style-name="P7"><text:span text:style-name="T5">Systhesis result:</text:span></text:p>
      <text:p text:style-name="P7"><draw:frame text:anchor-type="as-char" svg:width="110.33mm" svg:height="137.58mm" style:rel-width="scale" style:rel-height="scale"><draw:object-ole xlink:href="OleObj6"/><draw:image xlink:href="ObjectReplacements/OleObj6"/></draw:frame><text:span text:style-name="T5"/></text:p>
      <text:p text:style-name="P7"><text:span text:style-name="T5">I use the pipeline II=2 because there is a negative slack when II=1</text:span></text:p>
      <text:p text:style-name="P7"><text:span text:style-name="T5">As we can see, though the utilization is larger, latency is much smaller.</text:span></text:p>
      <text:p text:style-name="P7"><text:span text:style-name="T5">However, when I add the AXI interface to it, the timing has violations. I go to timing analysis and find out that the memory loading is critical path, so I guess doing array partition and pipeline at the same time will cause timing violations. As expected, when I disable one of them, the violations disappear.</text:span></text:p>
      <text:p text:style-name="P7"><draw:frame text:anchor-type="as-char" svg:width="146.58mm" svg:height="66.94mm" style:rel-width="scale" style:rel-height="scale"><draw:object-ole xlink:href="OleObj7"/><draw:image xlink:href="ObjectReplacements/OleObj7"/></draw:frame><text:span text:style-name="T5"/></text:p>
      <text:p text:style-name="P7"><text:span text:style-name="T5">Hardware : AXI Master</text:span></text:p>
      <text:p text:style-name="P7"><draw:frame text:anchor-type="as-char" svg:width="146.58mm" svg:height="94.99mm" style:rel-width="scale" style:rel-height="scale"><draw:object-ole xlink:href="OleObj8"/><draw:image xlink:href="ObjectReplacements/OleObj8"/></draw:frame><text:span text:style-name="T5"/></text:p>
      <text:p text:style-name="P7"><draw:frame text:anchor-type="as-char" svg:width="146.58mm" svg:height="55.56mm" style:rel-width="scale" style:rel-height="scale"><draw:object-ole xlink:href="OleObj9"/><draw:image xlink:href="ObjectReplacements/OleObj9"/></draw:frame><text:span text:style-name="T5"/></text:p>
      <text:p text:style-name="P7"><text:span text:style-name="T5">Run on jupytor:</text:span></text:p>
      <text:p text:style-name="P7"><draw:frame text:anchor-type="as-char" svg:width="146.58mm" svg:height="93.66mm" style:rel-width="scale" style:rel-height="scale"><draw:object-ole xlink:href="OleObj10"/><draw:image xlink:href="ObjectReplacements/OleObj10"/></draw:frame><text:span text:style-name="T6"/></text:p>
      <text:p text:style-name="P8"><text:span text:style-name="T6">Histogram:</text:span></text:p>
      <text:p text:style-name="P8"><text:span text:style-name="T7">就是將input當成output array的index，去計算到底各個value在input裡分別有幾個</text:span><text:span text:style-name="T8"/></text:p>
      <text:p text:style-name="P8"><text:span text:style-name="T9">C-sim/Synthesis/Cosim</text:span></text:p>
      <text:p text:style-name="P8"><text:span text:style-name="T9">Original:</text:span></text:p>
      <text:p text:style-name="P8"><text:span text:style-name="T9">C-sim:</text:span></text:p>
      <text:p text:style-name="P9"><draw:frame text:anchor-type="as-char" svg:width="118.00mm" svg:height="18.79mm" style:rel-width="scale" style:rel-height="scale"><draw:object-ole xlink:href="OleObj11"/><draw:image xlink:href="ObjectReplacements/OleObj11"/></draw:frame><text:span text:style-name="T9"/></text:p>
      <text:p text:style-name="P10"><text:span text:style-name="T9">Synthesis:</text:span></text:p>
      <text:p text:style-name="P11"><draw:frame text:anchor-type="as-char" svg:width="112.71mm" svg:height="136.79mm" style:rel-width="scale" style:rel-height="scale"><draw:object-ole xlink:href="OleObj12"/><draw:image xlink:href="ObjectReplacements/OleObj12"/></draw:frame><text:span text:style-name="T9"/></text:p>
      <text:p text:style-name="P12"><text:span text:style-name="T9">Cosim:</text:span><text:span text:style-name="T10"/></text:p>
      <text:p text:style-name="P13"><draw:frame text:anchor-type="as-char" svg:width="146.58mm" svg:height="31.49mm" style:rel-width="scale" style:rel-height="scale"><draw:object-ole xlink:href="OleObj13"/><draw:image xlink:href="ObjectReplacements/OleObj13"/></draw:frame><text:span text:style-name="T11"/></text:p>
      <text:p text:style-name="P13"><text:span text:style-name="T12">First, I just add pipeline II=1</text:span></text:p>
      <text:p text:style-name="P13"><text:span text:style-name="T12">But it can't be 1 because it is unable to enforce a carried dependence constraint between "store" operation on array "hist" and "load" operation on array "hist. So, II=2 in the end.</text:span></text:p>
      <text:p text:style-name="P13"><text:span text:style-name="T12">Synthesis:</text:span></text:p>
      <text:p text:style-name="P13"><draw:frame text:anchor-type="as-char" svg:width="115.89mm" svg:height="134.67mm" style:rel-width="scale" style:rel-height="scale"><draw:object-ole xlink:href="OleObj14"/><draw:image xlink:href="ObjectReplacements/OleObj14"/></draw:frame><text:span text:style-name="T12"/></text:p>
      <text:p text:style-name="P13"><text:span text:style-name="T12">We have to break the dependency</text:span></text:p>
      <text:p text:style-name="P13"><draw:frame text:anchor-type="as-char" svg:width="100.01mm" svg:height="4.50mm" style:rel-width="scale" style:rel-height="scale"><draw:object-ole xlink:href="OleObj15"/><draw:image xlink:href="ObjectReplacements/OleObj15"/></draw:frame><text:span text:style-name="T12"/></text:p>
      <text:p text:style-name="P13"><text:span text:style-name="T12">and we have to avoid storing and loading "hist" array at the same time.</text:span></text:p>
      <text:p text:style-name="P13"><text:span text:style-name="T12">However, there are timing violations.</text:span></text:p>
      <text:p text:style-name="P13"><draw:frame text:anchor-type="as-char" svg:width="146.58mm" svg:height="68.53mm" style:rel-width="scale" style:rel-height="scale"><draw:object-ole xlink:href="OleObj16"/><draw:image xlink:href="ObjectReplacements/OleObj16"/></draw:frame><text:span text:style-name="T12"/></text:p>
      <text:p text:style-name="P13"><text:span text:style-name="T12">it still needs time to store and load. In the end, I keep II = 2</text:span></text:p>
      <text:p text:style-name="P13"><text:span text:style-name="T12">Hardware : AXI Master</text:span></text:p>
      <text:p text:style-name="P13"><draw:frame text:anchor-type="as-char" svg:width="146.58mm" svg:height="97.37mm" style:rel-width="scale" style:rel-height="scale"><draw:object-ole xlink:href="OleObj17"/><draw:image xlink:href="ObjectReplacements/OleObj17"/></draw:frame><text:span text:style-name="T12"/></text:p>
      <text:p text:style-name="P13"><text:span text:style-name="T12"/></text:p>
      <text:p text:style-name="P13"><draw:frame text:anchor-type="as-char" svg:width="146.58mm" svg:height="55.30mm" style:rel-width="scale" style:rel-height="scale"><draw:object-ole xlink:href="OleObj18"/><draw:image xlink:href="ObjectReplacements/OleObj18"/></draw:frame><text:span text:style-name="T12"/></text:p>
      <text:p text:style-name="P13"><text:span text:style-name="T12">Run on jupytor</text:span></text:p>
      <text:p text:style-name="P13"><draw:frame text:anchor-type="as-char" svg:width="146.58mm" svg:height="113.77mm" style:rel-width="scale" style:rel-height="scale"><draw:object-ole xlink:href="OleObj19"/><draw:image xlink:href="ObjectReplacements/OleObj19"/></draw:frame><text:span text:style-name="T12"/></text:p>
      <text:p text:style-name="P13"><text:span text:style-name="T12"/></text:p>
      <text:p text:style-name="P13"><text:span text:style-name="T12"><text:s/></text:span><text:span text:style-name="T13">github address:</text:span></text:p>
      <text:p text:style-name="P13"><text:a xlink:href="https://github.com/guanhsu714/MSOC_self_paced/tree/master/Documents/MSOC/selfpaced"><text:span text:style-name="T14">https://github.com/guanhsu714/MSOC_self_paced/tree/master/Documents/MSOC/selfpaced</text:span></text:a><text:span text:style-name="T15"/></text:p>
      <text:p text:style-name="P13"><text:span text:style-name="T16"/></text:p>
      <text:p text:style-name="P13"><text:span text:style-name="T16"/></text:p>
      <text:p text:style-name="P13"><text:span text:style-name="T16"/></text:p>
      <text:p text:style-name="P13"><text:span text:style-name="T16"/></text:p>
      <text:p text:style-name="P14"><text:span text:style-name="T1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